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" svg:font-family="Trebu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paragraph-rsid="000fd8c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0ec2d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09932"/>
    </style:style>
    <style:style style:name="T3" style:family="text">
      <style:text-properties style:font-name="Liberation Serif" fo:font-size="12pt" fo:language="pt" fo:country="BR" officeooo:rsid="000ec2dd" style:font-size-asian="12pt" style:font-size-complex="12pt"/>
    </style:style>
    <style:style style:name="T4" style:family="text">
      <style:text-properties style:font-name="Liberation Serif" fo:font-size="12pt" fo:language="pt" fo:country="BR" officeooo:rsid="00115fce" style:font-size-asian="12pt" style:font-size-complex="12pt"/>
    </style:style>
    <style:style style:name="T5" style:family="text">
      <style:text-properties style:font-name="Liberation Serif" fo:font-size="12pt" fo:language="pt" fo:country="BR" fo:font-weight="normal" officeooo:rsid="000ec2dd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language="pt" fo:country="BR" fo:font-weight="normal" officeooo:rsid="00115fce" style:font-size-asian="12pt" style:font-weight-asian="normal" style:font-size-complex="12pt" style:font-weight-complex="normal"/>
    </style:style>
    <style:style style:name="T7" style:family="text">
      <style:text-properties officeooo:rsid="000fd8c2"/>
    </style:style>
    <style:style style:name="T8" style:family="text">
      <style:text-properties officeooo:rsid="001099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copo do projeto</text:p>
      <text:p text:style-name="P3">Pizzaria da praça </text:p>
      <text:p text:style-name="P1">A pizzaria da praça foi fundada em 2013 na capital de São Paulo no distrito de Pirituba por Eduardo e sua esposa. <text:span text:style-name="T7">A</text:span>dquir<text:span text:style-name="T7">ir</text:span>am através de herança de seus parentes <text:span text:style-name="T7">e </text:span>começaram investindo seus recursos em pizzas e bebidas, aumentando sua gama de produtos, ganhando espaço dentre a comunidade de Pirituba.</text:p>
      <text:p text:style-name="P1">O principal foco dos colaboradores da empresa está em atendimento diferenciado e qualidade do produto, hoje possuem 3 colaboradores registrados na CLT e mais 3 colaboradores livres, além de ajudantes que atuam em dias de maior movimentação do estabelecimento.</text:p>
      <text:p text:style-name="P2">O fluxo de clientes e produtos vendidos está relativ<text:span text:style-name="T7">o </text:span>ao período da semana ou ocasiões especiais, isso por se tratar de um comércio alimentício. <text:span text:style-name="T7">O período de maior</text:span> movimentação de cliente<text:span text:style-name="T7">s</text:span> é aos finais de semana, <text:span text:style-name="T7">feriados e </text:span>sextas-feiras, chegando a faturar o triplo que em dias úteis. </text:p>
      <text:p text:style-name="P2"><text:span text:style-name="T7">S</text:span>eu horário de funcionamento é <text:span text:style-name="T8">a </text:span>partir das 17 horas <text:s/><text:span text:style-name="T8">até </text:span><text:s/>as <text:span text:style-name="T8">00:00</text:span> horas e folga para colaboradores às segundas feiras.</text:p>
      <text:p text:style-name="P1">Seus principais parceiros de comércio estão ligados a fornecimento de insumos para confecção de seus produtos, sendo elas, Döler (Dohler) insumos alimentícios e ecoflesh fornecedora de sorvetes e açaí.</text:p>
      <text:p text:style-name="P4"><text:span text:style-name="T1">O funcionamento interno de operações seguem regras comuns que todos devem seguir e entender. Quando o atendimento é realizado através de ligações de telefone ou mensagens de WhatsApp <text:s/>é gerado um pedido fisicamente através de comandas que seguem para o setor de produção, a finalização da venda somente é realizada após a volta do entregador, quando traz consigo a nota de entrega assinada e o cupom de pagamento (caso tenha sido efetuado por cartão de débito ou crédito), </text:span><text:span text:style-name="T2">c</text:span><text:span text:style-name="T1">aso o pedido tenha sido feito em seu próprio estabelecimento, o procedimento iniciado é o mesmo, ten</text:span><text:bookmark text:name="_GoBack"/><text:span text:style-name="T1">do como diferença a prioridade, sendo maior.</text:span></text:p>
      <text:p text:style-name="P1">Cadastro de clientes é efetuado através de planilhas <text:span text:style-name="T8">em</text:span> Excel, contendo dados básicos <text:span text:style-name="T8">como</text:span> endereço e telefone. <text:span text:style-name="T8">A</text:span> divulgação do estabelecimento é feita através de entrega<text:span text:style-name="T8">s</text:span> de folhetos com seu cardápio contendo as opções e outros produtos.</text:p>
      <text:p text:style-name="P5"><text:span text:style-name="T3">Dentre a rotina diária da empresa, viu-se necessário a utilização de um sistema que pudesse potencializar e aprimorar os processos internos do estabelecimento, um sistema que houvesse serviços diversos, dentre eles, </text:span><text:span text:style-name="T4">s</text:span><text:span text:style-name="T5">erviço </text:span><text:span text:style-name="T6">g</text:span><text:span text:style-name="T5">erenciamento de estoque que </text:span><text:span text:style-name="T3">agilizará e auxiliará no controle de insumos e gastos mensais, serviço de g</text:span><text:span text:style-name="T5">erenciamento de produtos </text:span><text:span text:style-name="T3">para que o controle de preços e quantidades sejam coerentes e padronizados, serviços de </text:span><text:span text:style-name="T4">g</text:span><text:span text:style-name="T5">erenciamento de </text:span><text:span text:style-name="T6">c</text:span><text:span text:style-name="T5">lientes</text:span><text:span text:style-name="T3"> </text:span><text:span text:style-name="T4">com</text:span><text:span text:style-name="T3"> um banco </text:span><text:span text:style-name="T4">de </text:span><text:span text:style-name="T3">dado</text:span><text:span text:style-name="T4">s</text:span><text:span text:style-name="T3"> d</text:span><text:span text:style-name="T4">os </text:span><text:span text:style-name="T3">clientes que auxiliará na divulgação e trará rapidez no atendimento, gerenciamento de fornecedores p</text:span><text:span text:style-name="T4">a</text:span><text:span text:style-name="T3">ra auxílio no contato e criação de histórico sobre seus fornecedores, gerenciamento de pedidos que auxiliará na propagação de informações de pedidos e melhorar</text:span><text:span text:style-name="T4">ia</text:span><text:span text:style-name="T3"> </text:span><text:span text:style-name="T4">d</text:span><text:span text:style-name="T3">a comunicação dos setores de atedimento e produção, gerenciamento de entregas para que haja o controle sobre seus produtos que são pedidos através de telefonemas, e por fim, </text:span><text:soft-page-break/><text:span text:style-name="T3">serviço de fluxo de caixa, que visa trazer segurança e praticidade no processo de atendimento ao client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" svg:font-family="Trebu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VITOR PAULINO MARTINS</meta:initial-creator>
    <meta:editing-cycles>17</meta:editing-cycles>
    <meta:creation-date>2018-09-24T00:27:00</meta:creation-date>
    <dc:date>2018-09-25T20:45:38.961078602</dc:date>
    <meta:editing-duration>PT39M58S</meta:editing-duration>
    <meta:generator>LibreOffice/6.0.3.2$Linux_X86_64 LibreOffice_project/00m0$Build-2</meta:generator>
    <meta:document-statistic meta:table-count="0" meta:image-count="0" meta:object-count="0" meta:page-count="2" meta:paragraph-count="10" meta:word-count="487" meta:character-count="3095" meta:non-whitespace-character-count="2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